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Roboto-Regular" svg:font-family="Roboto-Regular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fo:font-size="16pt" style:font-size-asian="16pt" style:font-size-complex="16pt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  <style:text-properties style:font-name="Roboto-Regular" style:font-name-complex="Roboto-Regular" fo:color="#283593" fo:font-size="12pt" style:font-size-asian="12pt" style:font-size-complex="12pt"/>
    </style:style>
    <style:style style:name="P4" style:parent-style-name="Normal" style:family="paragraph">
      <style:paragraph-properties fo:margin-bottom="0in"/>
      <style:text-properties style:font-name="Roboto-Regular" style:font-name-complex="Roboto-Regular" fo:color="#283593" fo:font-size="12pt" style:font-size-asian="12pt" style:font-size-complex="12pt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  <style:text-properties style:font-name="Roboto-Regular" style:font-name-complex="Roboto-Regular" fo:color="#283593" fo:font-size="12pt" style:font-size-asian="12pt" style:font-size-complex="12pt"/>
    </style:style>
    <style:style style:name="P7" style:parent-style-name="Normal" style:family="paragraph">
      <style:paragraph-properties style:text-autospace="none" fo:margin-bottom="0in" fo:line-height="100%"/>
      <style:text-properties style:font-name="Roboto-Regular" style:font-name-complex="Roboto-Regular" fo:color="#283593" fo:font-size="12pt" style:font-size-asian="12pt" style:font-size-complex="12pt"/>
    </style:style>
    <style:style style:name="P8" style:parent-style-name="Normal" style:family="paragraph">
      <style:paragraph-properties fo:margin-bottom="0in"/>
      <style:text-properties style:font-name="Roboto-Regular" style:font-name-complex="Roboto-Regular" fo:color="#283593" fo:font-size="12pt" style:font-size-asian="12pt" style:font-size-complex="12pt"/>
    </style:style>
    <style:style style:name="P9" style:parent-style-name="Normal" style:family="paragraph">
      <style:paragraph-properties fo:margin-bottom="0in"/>
      <style:text-properties style:font-name="Roboto-Regular" style:font-name-complex="Roboto-Regular" fo:color="#283593" fo:font-size="12pt" style:font-size-asian="12pt" style:font-size-complex="12pt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/>
      <style:text-properties style:font-name="Roboto-Regular" style:font-name-complex="Roboto-Regular" fo:color="#283593" fo:font-size="12pt" style:font-size-asian="12pt" style:font-size-complex="12pt"/>
    </style:style>
    <style:style style:name="P12" style:parent-style-name="Normal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  <style:text-properties fo:font-size="16pt" style:font-size-asian="16pt" style:font-size-complex="16pt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  <style:text-properties style:font-name="Roboto-Regular" style:font-name-complex="Roboto-Regular" fo:color="#434343" fo:font-size="12pt" style:font-size-asian="12pt" style:font-size-complex="12pt"/>
    </style:style>
    <style:style style:name="P20" style:parent-style-name="Normal" style:family="paragraph">
      <style:paragraph-properties fo:margin-bottom="0in"/>
      <style:text-properties style:font-name="Roboto-Regular" style:font-name-complex="Roboto-Regular" fo:color="#434343" fo:font-size="12pt" style:font-size-asian="12pt" style:font-size-complex="12pt"/>
    </style:style>
    <style:style style:name="P21" style:parent-style-name="Normal" style:family="paragraph">
      <style:paragraph-properties fo:margin-bottom="0in"/>
      <style:text-properties style:font-name="Roboto-Regular" style:font-name-complex="Roboto-Regular" fo:color="#434343" fo:font-size="12pt" style:font-size-asian="12pt" style:font-size-complex="12pt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style:font-name="Roboto-Regular" style:font-name-complex="Roboto-Regular" fo:color="#434343" fo:font-size="12pt" style:font-size-asian="12pt" style:font-size-complex="12pt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  <style:text-properties fo:language="en" fo:country="US"/>
    </style:style>
    <style:style style:name="P26" style:parent-style-name="Normal" style:family="paragraph">
      <style:paragraph-properties fo:margin-bottom="0in"/>
      <style:text-properties fo:language="en" fo:country="US"/>
    </style:style>
    <style:style style:name="P27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P28" style:parent-style-name="Normal" style:family="paragraph">
      <style:paragraph-properties fo:margin-bottom="0in"/>
      <style:text-properties fo:language="en" fo:country="US"/>
    </style:style>
    <style:style style:name="P29" style:parent-style-name="Normal" style:family="paragraph">
      <style:paragraph-properties fo:margin-bottom="0in"/>
      <style:text-properties fo:language="en" fo:country="US"/>
    </style:style>
    <style:style style:name="P30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P31" style:parent-style-name="Normal" style:family="paragraph">
      <style:paragraph-properties fo:margin-bottom="0in"/>
      <style:text-properties fo:language="en" fo:country="US"/>
    </style:style>
    <style:style style:name="P32" style:parent-style-name="Normal" style:family="paragraph">
      <style:paragraph-properties fo:margin-bottom="0in"/>
      <style:text-properties fo:language="en" fo:country="US"/>
    </style:style>
    <style:style style:name="P33" style:parent-style-name="ListParagraph" style:list-style-name="LFO1" style:family="paragraph">
      <style:paragraph-properties fo:margin-bottom="0in"/>
      <style:text-properties fo:language="en" fo:country="US"/>
    </style:style>
    <style:style style:name="P34" style:parent-style-name="Normal" style:family="paragraph">
      <style:paragraph-properties fo:margin-bottom="0in"/>
      <style:text-properties fo:language="en" fo:country="US"/>
    </style:style>
    <style:style style:name="P35" style:parent-style-name="ListParagraph" style:list-style-name="LFO1" style:family="paragraph">
      <style:paragraph-properties fo:margin-bottom="0in"/>
      <style:text-properties fo:language="en" fo:country="US"/>
    </style:style>
    <style:style style:name="P36" style:parent-style-name="Normal" style:family="paragraph">
      <style:paragraph-properties fo:margin-bottom="0in"/>
      <style:text-properties fo:language="en" fo:country="US"/>
    </style:style>
    <style:style style:name="P37" style:parent-style-name="ListParagraph" style:list-style-name="LFO1" style:family="paragraph">
      <style:paragraph-properties fo:margin-bottom="0in"/>
      <style:text-properties fo:language="en" fo:country="US"/>
    </style:style>
    <style:style style:name="P38" style:parent-style-name="Normal" style:family="paragraph">
      <style:paragraph-properties fo:margin-bottom="0in"/>
    </style:style>
    <style:style style:name="P39" style:parent-style-name="ListParagraph" style:list-style-name="LFO1" style:family="paragraph">
      <style:paragraph-properties fo:margin-bottom="0in"/>
    </style:style>
    <style:style style:name="P40" style:parent-style-name="ListParagraph" style:list-style-name="LFO1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P42" style:parent-style-name="ListParagraph" style:list-style-name="LFO1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P45" style:parent-style-name="ListParagraph" style:family="paragraph">
      <style:paragraph-properties fo:margin-bottom="0in"/>
    </style:style>
    <style:style style:name="P46" style:parent-style-name="Normal" style:family="paragraph">
      <style:paragraph-properties fo:break-before="page"/>
      <style:text-properties fo:hyphenate="true"/>
    </style:style>
    <style:style style:name="P47" style:parent-style-name="ListParagraph" style:family="paragraph">
      <style:paragraph-properties fo:margin-bottom="0in"/>
    </style:style>
    <style:style style:name="P48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P49" style:parent-style-name="Normal" style:family="paragraph">
      <style:paragraph-properties fo:margin-bottom="0in"/>
    </style:style>
    <style:style style:name="P50" style:parent-style-name="Normal" style:family="paragraph">
      <style:paragraph-properties fo:margin-bottom="0in"/>
    </style:style>
    <style:style style:name="P51" style:parent-style-name="Normal" style:family="paragraph">
      <style:paragraph-properties fo:margin-bottom="0in"/>
    </style:style>
    <style:style style:name="P52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P53" style:parent-style-name="Normal" style:family="paragraph">
      <style:paragraph-properties fo:margin-bottom="0in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P56" style:parent-style-name="Normal" style:family="paragraph">
      <style:paragraph-properties fo:margin-bottom="0in"/>
      <style:text-properties fo:font-size="16pt" style:font-size-asian="16pt" style:font-size-complex="16pt" fo:language="en" fo:country="US"/>
    </style:style>
    <style:style style:name="P57" style:parent-style-name="Normal" style:family="paragraph">
      <style:paragraph-properties fo:margin-bottom="0in"/>
    </style:style>
  </office:automatic-styles>
  <office:body>
    <office:text text:use-soft-page-breaks="true">
      <text:p text:style-name="P1">Job1</text:p>
      <text:p text:style-name="P2"/>
      <text:p text:style-name="P3">- Comment ajouter des options à une commande ?</text:p>
      <text:p text:style-name="P4"/>
      <text:p text:style-name="P5">Il faut rajouter un ‘-‘</text:p>
      <text:p text:style-name="P6"/>
      <text:p text:style-name="P7">- Quelles sont les deux syntaxes principales d’écriture des options pour une</text:p>
      <text:p text:style-name="P8">commande ?</text:p>
      <text:p text:style-name="P9"/>
      <text:p text:style-name="P10">soit avec un<text:s/>tiret et une majuscule (ex : -V) ou 2 tirets (ex : -- version)</text:p>
      <text:p text:style-name="P11"/>
      <text:p text:style-name="P12">ls –alh</text:p>
      <text:p text:style-name="P13">a -&gt; fichiers cachés</text:p>
      <text:p text:style-name="P14">l -&gt; permissions</text:p>
      <text:p text:style-name="P15">h -&gt; Approches lecture des nombres humaines</text:p>
      <text:p text:style-name="P16"/>
      <text:p text:style-name="P17">job2</text:p>
      <text:p text:style-name="P18"/>
      <text:p text:style-name="P19">- Lisez un fichier en utilisant une commande qui permet seulement de lire</text:p>
      <text:p text:style-name="P20"/>
      <text:p text:style-name="P21">Cat nomdufichier.txt<text:s/>| more</text:p>
      <text:p text:style-name="P22"><text:span text:style-name="T23">Permet d’afficher les fichiers de grande taille ligne par ligne</text:span></text:p>
      <text:p text:style-name="P24"/>
      <text:p text:style-name="P25">Head –n / --lines</text:p>
      <text:p text:style-name="P26"/>
      <text:p text:style-name="P27">Job3</text:p>
      <text:p text:style-name="P28">cmatrix</text:p>
      <text:p text:style-name="P29"/>
      <text:p text:style-name="P30">Job4</text:p>
      <text:p text:style-name="P31"/>
      <text:p text:style-name="P32">Creation groupe ‘”plateformeur”</text:p>
      <text:list text:style-name="LFO1" text:continue-numbering="true">
        <text:list-item>
          <text:p text:style-name="P33">Groupadd</text:p>
        </text:list-item>
      </text:list>
      <text:p text:style-name="P34">Creation utilisateur</text:p>
      <text:list text:style-name="LFO1" text:continue-numbering="true">
        <text:list-item>
          <text:p text:style-name="P35">Useradd</text:p>
        </text:list-item>
      </text:list>
      <text:p text:style-name="P36">Ajout utilisateur ans un groupe</text:p>
      <text:list text:style-name="LFO1" text:continue-numbering="true">
        <text:list-item>
          <text:p text:style-name="P37">Adduser</text:p>
        </text:list-item>
      </text:list>
      <text:p text:style-name="P38">Changement de droits aux<text:s/>utilisateurs dans un groupe</text:p>
      <text:list text:style-name="LFO1" text:continue-numbering="true">
        <text:list-item>
          <text:p text:style-name="P39">Chmod 744 groupes.txt</text:p>
        </text:list-item>
        <text:list-item>
          <text:p text:style-name="P40">Chmod u=r groupes.txt<text:s/></text:p>
        </text:list-item>
      </text:list>
      <text:p text:style-name="P41">Changer les droits d’un groupe</text:p>
      <text:list text:style-name="LFO1" text:continue-numbering="true">
        <text:list-item>
          <text:p text:style-name="P42">Chmod g=wr groupes.txt</text:p>
        </text:list-item>
      </text:list>
      <text:p text:style-name="P43"/>
      <text:p text:style-name="P44">A voir : acl</text:p>
      <text:p text:style-name="P45"/>
      <text:p text:style-name="P46"/>
      <text:p text:style-name="P47"/>
      <text:p text:style-name="P48">Job 5 (Alias)</text:p>
      <text:p text:style-name="P49"/>
      <text:p text:style-name="P50">PATH=$PATH:~/Bureau</text:p>
      <text:p text:style-name="P51"/>
      <text:p text:style-name="P52">Job 6</text:p>
      <text:p text:style-name="P53"/>
      <text:p text:style-name="P54">Wget<text:s/>/ curl<text:s/>-o</text:p>
      <text:p text:style-name="P55"/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Roboto-Regular" svg:font-family="Roboto-Regular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3-05-15T08:25:00Z</meta:creation-date>
    <dc:date>2023-05-22T14:56:00Z</dc:date>
    <meta:template xlink:href="Normal.dotm" xlink:type="simple"/>
    <meta:editing-cycles>20</meta:editing-cycles>
    <meta:editing-duration>PT28320S</meta:editing-duration>
    <meta:document-statistic meta:page-count="2" meta:paragraph-count="1" meta:word-count="136" meta:character-count="888" meta:row-count="6" meta:non-whitespace-character-count="753"/>
  </office:meta>
</office:document-meta>
</file>